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size="24pt" style:font-size-asian="24pt" style:font-size-complex="24pt"/>
    </style:style>
    <style:style style:name="T2" style:parent-style-name="Standaardalinea-lettertype" style:family="text">
      <style:text-properties fo:font-size="16pt" style:font-size-asian="16pt" style:font-size-complex="16pt"/>
    </style:style>
    <style:style style:name="P3" style:parent-style-name="Standaard" style:family="paragraph">
      <style:text-properties fo:font-size="22pt" style:font-size-asian="22pt" style:font-size-complex="22pt"/>
    </style:style>
  </office:automatic-styles>
  <office:body>
    <office:text text:use-soft-page-breaks="true">
      <text:p text:style-name="P1">Logboek</text:p>
      <text:p text:style-name="Standaard"><text:span text:style-name="T2">29-11-2022</text:span></text:p>
      <text:p text:style-name="Standaard"/>
      <text:p text:style-name="Standaard">Op deze dag hebben we globaal besproken wat we gaan doen, en we hadden eigein idee bedacht wat we gaan maken . Onze idee is om driehoekige tunnel te gaan maken die met led strips heeft en twee zwart doeken als <text:s/>deuren gebruiken en een spiegelvloer en die willen wij met sensoren laat werken. <text:s text:c="2"/></text:p>
      <text:p text:style-name="Standaard">De Ruimtelijk vorming<text:s/>hadden sketch visiualisatie<text:s/>gemaakt en een maqeutte.</text:p>
      <text:p text:style-name="Standaard"/>
      <text:p text:style-name="Standaard">De E-commerce designers hadden de<text:s/>persona gemaakt Woord web, Trello, en het design.</text:p>
      <text:p text:style-name="Standaard"/>
      <text:p text:style-name="Standaard">De Software Developers hadden Scrum gemaakt, Briefing, Planning, Moodboard, Styleboard en logboek, scrum poker.</text:p>
      <text:p text:style-name="Standaard">Onderzoek opdracht, user journey</text:p>
      <text:p text:style-name="Standaard"/>
      <text:p text:style-name="P3">Problemen</text:p>
      <text:p text:style-name="Standaard">Wij hadden op deze dag geen problemen gehad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i Abdikarim</meta:initial-creator>
    <dc:creator>Abdi Abdikarim</dc:creator>
    <meta:creation-date>2022-12-04T21:28:00Z</meta:creation-date>
    <dc:date>2022-12-04T21:28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4" meta:character-count="677" meta:row-count="4" meta:non-whitespace-character-count="574"/>
  </office:meta>
</office:document-meta>
</file>